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e1" style:data-style-name="N1" style:family="table-cell">
      <style:text-properties fo:color="#141312"/>
    </style:style>
    <style:style style:name="ce2" style:data-style-name="N2" style:family="table-cell">
      <style:text-properties fo:color="#141312"/>
    </style:style>
    <style:style style:name="ce3" style:data-style-name="N3" style:family="table-cell">
      <style:text-properties fo:color="#141312"/>
    </style:style>
    <style:style style:name="ce4" style:family="table-cell">
      <style:text-properties fo:color="#141312"/>
    </style:style>
    <number:number-style style:name="N3">
      <number:scientific-number number:min-integer-digits="1" number:min-exponent-digits="2"/>
    </number:number-style>
    <number:date-style style:name="N1">
      <number:day number:style="long"/>
      <number:text>/</number:text>
      <number:month number:style="long" number:textual="false"/>
      <number:text>/</number:text>
      <number:year number:style="long"/>
    </number:date-style>
    <number:time-style style:name="N2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spreadsheet>
      <table:table table:name="Feuille1" table:style-name="ta1">
        <table:table-column table:number-columns-repeated="6"/>
        <table:table-row>
          <table:table-cell office:value-type="string" office:string-value="Hello world">
            <text:p>Hello world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 table:formula="=[.A2]+[.B2]">
            <text:p>7</text:p>
          </table:table-cell>
          <table:table-cell office:value-type="percentage" office:value="0.52">
            <text:p>52 %</text:p>
          </table:table-cell>
          <table:table-cell office:value-type="date" office:date-value="2012-01-22" table:style-name="ce1">
            <text:p>22/01/2012</text:p>
          </table:table-cell>
          <table:table-cell office:value-type="string" office:string-value="22/01/2012 18:49:00" table:style-name="ce1">
            <text:p>22/01/2012 18:49:00</text:p>
          </table:table-cell>
        </table:table-row>
        <table:table-row>
          <table:table-cell office:value-type="float" office:value="2.34" table:formula="=2.34">
            <text:p>2,34</text:p>
          </table:table-cell>
        </table:table-row>
        <table:table-row table:number-rows-repeated="9"/>
        <table:table-row>
          <table:table-cell office:value-type="float" office:value="8">
            <text:p>8</text:p>
          </table:table-cell>
          <table:table-cell table:number-columns-repeated="3"/>
          <table:table-cell office:value-type="string" office:string-value="aa">
            <text:p>aa</text:p>
          </table:table-cell>
        </table:table-row>
        <table:table-row table:number-rows-repeated="11">
          <table:table-cell office:value-type="float" office:value="9">
            <text:p>9</text:p>
          </table:table-cell>
        </table:table-row>
        <table:table-row>
          <table:table-cell office:value-type="float" office:value="10">
            <text:p>10</text:p>
          </table:table-cell>
        </table:table-row>
        <table:table-row>
          <table:table-cell office:value-type="string" office:string-value="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&amp;&lt;&gt;">
            <text:p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&amp;&lt;&gt;</text:p>
          </table:table-cell>
        </table:table-row>
      </table:table>
      <table:table table:name="Feuille2" table:style-name="ta1">
        <table:table-column table:number-columns-repeated="2"/>
        <table:table-row>
          <table:table-cell office:value-type="string" office:string-value="a">
            <text:p>a</text:p>
          </table:table-cell>
        </table:table-row>
        <table:table-row>
          <table:table-cell/>
          <table:table-cell office:value-type="string" office:string-value="b">
            <text:p>b</text:p>
          </table:table-cell>
        </table:table-row>
      </table:table>
      <table:table table:name="Feuille3" table:style-name="ta1">
        <table:table-column table:number-columns-repeated="2"/>
        <table:table-row>
          <table:table-cell/>
          <table:table-cell office:value-type="string" office:string-value="a">
            <text:p>a</text:p>
          </table:table-cell>
        </table:table-row>
      </table:table>
      <table:table table:name="Feuille4" table:style-name="ta1">
        <table:table-column table:number-columns-repeated="2"/>
        <table:table-row>
          <table:table-cell/>
        </table:table-row>
        <table:table-row>
          <table:table-cell/>
          <table:table-cell office:value-type="string" office:string-value="b">
            <text:p>b</text:p>
          </table:table-cell>
        </table:table-row>
      </table:table>
      <table:table table:name="Feuille5" table:style-name="ta1">
        <table:table-column/>
        <table:table-row table:number-rows-repeated="2">
          <table:table-cell/>
        </table:table-row>
        <table:table-row>
          <table:table-cell office:value-type="string" office:string-value="c">
            <text:p>c</text:p>
          </table:table-cell>
        </table:table-row>
      </table:table>
      <table:table table:name="Feuille6" table:style-name="ta1">
        <table:table-column/>
        <table:table-row>
          <table:table-cell office:value-type="string" office:string-value="a">
            <text:p>a</text:p>
          </table:table-cell>
        </table:table-row>
        <table:table-row>
          <table:table-cell/>
        </table:table-row>
        <table:table-row>
          <table:table-cell office:value-type="string" office:string-value="c">
            <text:p>c</text:p>
          </table:table-cell>
        </table:table-row>
      </table:table>
      <table:table table:name="Feuille7" table:style-name="ta1">
        <table:table-column table:number-columns-repeated="12"/>
        <table:table-row>
          <table:table-cell office:value-type="string" office:string-value="Col1">
            <text:p>Col1</text:p>
          </table:table-cell>
          <table:table-cell office:value-type="string" office:string-value="Col2">
            <text:p>Col2</text:p>
          </table:table-cell>
          <table:table-cell office:value-type="string" office:string-value="Col3">
            <text:p>Col3</text:p>
          </table:table-cell>
          <table:table-cell office:value-type="string" office:string-value="Col4">
            <text:p>Col4</text:p>
          </table:table-cell>
          <table:table-cell office:value-type="string" office:string-value="Col5">
            <text:p>Col5</text:p>
          </table:table-cell>
          <table:table-cell office:value-type="string" office:string-value="Col6">
            <text:p>Col6</text:p>
          </table:table-cell>
          <table:table-cell office:value-type="string" office:string-value="Col7">
            <text:p>Col7</text:p>
          </table:table-cell>
          <table:table-cell office:value-type="string" office:string-value="Col8">
            <text:p>Col8</text:p>
          </table:table-cell>
          <table:table-cell office:value-type="string" office:string-value="Col9">
            <text:p>Col9</text:p>
          </table:table-cell>
          <table:table-cell office:value-type="string" office:string-value="Col10">
            <text:p>Col10</text:p>
          </table:table-cell>
          <table:table-cell office:value-type="string" office:string-value="Col11">
            <text:p>Col11</text:p>
          </table:table-cell>
          <table:table-cell office:value-type="string" office:string-value="Col12">
            <text:p>Col12</text:p>
          </table:table-cell>
        </table:table-row>
        <table:table-row>
          <table:table-cell office:value-type="string" office:string-value="val">
            <text:p>val</text:p>
          </table:table-cell>
          <table:table-cell office:value-type="float" office:value="23">
            <text:p>23</text:p>
          </table:table-cell>
          <table:table-cell office:value-type="float" office:value="3.45">
            <text:p>3,45</text:p>
          </table:table-cell>
          <table:table-cell office:value-type="percentage" office:value="0.52">
            <text:p>52 %</text:p>
          </table:table-cell>
          <table:table-cell office:value-type="date" office:date-value="2012-01-22" table:style-name="ce1">
            <text:p>22/01/2012</text:p>
          </table:table-cell>
          <table:table-cell office:value-type="string" office:string-value="22/01/2012 18:49:00" table:style-name="ce1">
            <text:p>22/01/2012 18:49:00</text:p>
          </table:table-cell>
          <table:table-cell office:value-type="float" office:value="23">
            <text:p>23</text:p>
          </table:table-cell>
          <table:table-cell office:value-type="time" office:time-value="PT121234M56S" table:style-name="ce2">
            <text:p>12:34:56</text:p>
          </table:table-cell>
          <table:table-cell office:value-type="float" office:value="0.0123" table:style-name="ce3">
            <text:p>1,23E-02</text:p>
          </table:table-cell>
          <table:table-cell office:value-type="float" office:value="50">
            <text:p>50</text:p>
          </table:table-cell>
          <table:table-cell office:value-type="float" office:value="45.67">
            <text:p>45,67</text:p>
          </table:table-cell>
          <table:table-cell office:value-type="date" office:date-value="2012-01-22" table:style-name="ce1">
            <text:p>22/01/2012</text:p>
          </table:table-cell>
        </table:table-row>
        <table:table-row>
          <table:table-cell office:value-type="string" office:string-value="val2">
            <text:p>val2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float" office:value="45.67">
            <text:p>45,67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string" office:string-value="22/01/2012 18:49:00" table:style-name="ce1">
            <text:p>22/01/2012 18:49:00</text:p>
          </table:table-cell>
        </table:table-row>
      </table:table>
      <table:table table:name="Feuille8" table:style-name="ta1">
        <table:table-column table:number-columns-repeated="4"/>
        <table:table-row>
          <table:table-cell office:value-type="string" office:string-value="a b c d" table:style-name="ce4" table:number-columns-spanned="2" table:number-rows-spanned="2">
            <text:p>a b c d</text:p>
          </table:table-cell>
          <table:covered-table-cell table:style-name="ce4"/>
          <table:table-cell office:value-type="string" office:string-value="g">
            <text:p>g</text:p>
          </table:table-cell>
        </table:table-row>
        <table:table-row>
          <table:covered-table-cell table:style-name="ce4"/>
          <table:covered-table-cell table:style-name="ce4"/>
          <table:table-cell office:value-type="string" office:string-value="h i" table:style-name="ce4" table:number-rows-spanned="2">
            <text:p>h i</text:p>
          </table:table-cell>
        </table:table-row>
        <table:table-row>
          <table:table-cell office:value-type="string" office:string-value="e">
            <text:p>e</text:p>
          </table:table-cell>
          <table:table-cell office:value-type="string" office:string-value="f">
            <text:p>f</text:p>
          </table:table-cell>
          <table:covered-table-cell table:style-name="ce4"/>
          <table:table-cell office:value-type="string" office:string-value="k">
            <text:p>k</text:p>
          </table:table-cell>
        </table:table-row>
        <table:table-row>
          <table:table-cell table:number-columns-repeated="2"/>
          <table:table-cell office:value-type="string" office:string-value="j" table:style-name="ce4">
            <text:p>j</text:p>
          </table:table-cell>
        </table:table-row>
      </table:table>
      <table:table table:name="Feuille9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table-column">
      <style:table-column-properties style:column-width="60.000000000000000pt"/>
    </style:default-style>
    <style:default-style style:family="table-row">
      <style:table-row-properties style:row-height="12.000000000000000pt"/>
    </style:default-style>
    <style:default-style style:family="table-cell"/>
  </office:styles>
  <office:automatic-styles>
    <style:page-layout style:name="pm1">
      <style:page-layout-properties fo:margin-bottom="56.693011599999998pt" fo:margin-left="56.693011599999998pt" fo:margin-right="56.693011599999998pt" fo:margin-top="56.693011599999998pt" fo:page-height="841.891222259999950pt" fo:page-width="595.276621799999930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1.2</meta:generator>
    <dc:title/>
    <meta:initial-creator>Unknown</meta:initial-creator>
    <meta:editing-cycles>0</meta:editing-cycles>
    <dc:date>2012-01-23T20:51:54</dc:date>
    <meta:creation-date>2012-01-22T17:39:05</meta:creation-date>
    <dc:creator>Even Rouault</dc:creator>
  </office:meta>
</office:document-meta>
</file>